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5.408cm" svg:height="8.994cm" svg:x="9.664cm" svg:y="0cm">
            <draw:object draw:notify-on-update-of-ranges="Feuille1.A1:Feuille1.A1 Feuille1.A2:Feuille1.A122 Feuille1.C1:Feuille1.C1 Feuille1.C2:Feuille1.C122 Feuille1.B1:Feuille1.B1 Feuille1.B2:Feuille1.B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O power</text:p>
          </table:table-cell>
          <table:table-cell office:value-type="string">
            <text:p>Ro+Hdparm power</text:p>
          </table:table-cell>
          <table:table-cell office:value-type="string">
            <text:p>RW power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7.84">
            <text:p>17,84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11">
            <text:p>17,11</text:p>
          </table:table-cell>
          <table:table-cell office:value-type="float" office:value="17.83">
            <text:p>17,83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05">
            <text:p>17,05</text:p>
          </table:table-cell>
          <table:table-cell office:value-type="float" office:value="17.83">
            <text:p>17,83</text:p>
          </table:table-cell>
          <table:table-cell office:value-type="float" office:value="11.93">
            <text:p>11,93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7.9">
            <text:p>17,9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11">
            <text:p>17,11</text:p>
          </table:table-cell>
          <table:table-cell office:value-type="float" office:value="18.16">
            <text:p>18,16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8">
            <text:p>17,08</text:p>
          </table:table-cell>
          <table:table-cell office:value-type="float" office:value="17.98">
            <text:p>17,98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7.38">
            <text:p>17,38</text:p>
          </table:table-cell>
          <table:table-cell office:value-type="float" office:value="17.34">
            <text:p>17,34</text:p>
          </table:table-cell>
          <table:table-cell office:value-type="float" office:value="12.28">
            <text:p>12,28</text:p>
          </table:table-cell>
        </table:table-row>
        <table:table-row table:style-name="ro2">
          <table:table-cell office:value-type="float" office:value="17.19">
            <text:p>17,19</text:p>
          </table:table-cell>
          <table:table-cell office:value-type="float" office:value="18.15">
            <text:p>18,15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12">
            <text:p>17,12</text:p>
          </table:table-cell>
          <table:table-cell office:value-type="float" office:value="18.08">
            <text:p>18,08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5.08">
            <text:p>15,08</text:p>
          </table:table-cell>
          <table:table-cell office:value-type="float" office:value="17.92">
            <text:p>17,92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27">
            <text:p>17,27</text:p>
          </table:table-cell>
          <table:table-cell office:value-type="float" office:value="18.17">
            <text:p>18,17</text:p>
          </table:table-cell>
          <table:table-cell office:value-type="float" office:value="12.09">
            <text:p>12,09</text:p>
          </table:table-cell>
        </table:table-row>
        <table:table-row table:style-name="ro2">
          <table:table-cell office:value-type="float" office:value="17.12">
            <text:p>17,12</text:p>
          </table:table-cell>
          <table:table-cell office:value-type="float" office:value="18.09">
            <text:p>18,09</text:p>
          </table:table-cell>
          <table:table-cell office:value-type="float" office:value="11.95">
            <text:p>11,95</text:p>
          </table:table-cell>
        </table:table-row>
        <table:table-row table:style-name="ro2">
          <table:table-cell office:value-type="float" office:value="18.4">
            <text:p>18,4</text:p>
          </table:table-cell>
          <table:table-cell office:value-type="float" office:value="17.91">
            <text:p>17,91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13">
            <text:p>17,13</text:p>
          </table:table-cell>
          <table:table-cell office:value-type="float" office:value="18.15">
            <text:p>18,15</text:p>
          </table:table-cell>
          <table:table-cell office:value-type="float" office:value="11.93">
            <text:p>11,9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.05">
            <text:p>18,05</text:p>
          </table:table-cell>
          <table:table-cell office:value-type="float" office:value="11.98">
            <text:p>11,98</text:p>
          </table:table-cell>
        </table:table-row>
        <table:table-row table:style-name="ro2">
          <table:table-cell office:value-type="float" office:value="17.23">
            <text:p>17,23</text:p>
          </table:table-cell>
          <table:table-cell office:value-type="float" office:value="17.91">
            <text:p>17,91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14">
            <text:p>17,14</text:p>
          </table:table-cell>
          <table:table-cell office:value-type="float" office:value="17.34">
            <text:p>17,34</text:p>
          </table:table-cell>
          <table:table-cell office:value-type="float" office:value="11.95">
            <text:p>11,9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.06">
            <text:p>18,06</text:p>
          </table:table-cell>
          <table:table-cell office:value-type="float" office:value="11.94">
            <text:p>11,94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7.92">
            <text:p>17,92</text:p>
          </table:table-cell>
          <table:table-cell office:value-type="float" office:value="11.94">
            <text:p>11,94</text:p>
          </table:table-cell>
        </table:table-row>
        <table:table-row table:style-name="ro2">
          <table:table-cell office:value-type="float" office:value="15.23">
            <text:p>15,23</text:p>
          </table:table-cell>
          <table:table-cell office:value-type="float" office:value="18.14">
            <text:p>18,14</text:p>
          </table:table-cell>
          <table:table-cell office:value-type="float" office:value="12.08">
            <text:p>12,08</text:p>
          </table:table-cell>
        </table:table-row>
        <table:table-row table:style-name="ro2">
          <table:table-cell office:value-type="float" office:value="17.03">
            <text:p>17,03</text:p>
          </table:table-cell>
          <table:table-cell office:value-type="float" office:value="18.04">
            <text:p>18,0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7.91">
            <text:p>17,91</text:p>
          </table:table-cell>
          <table:table-cell office:value-type="float" office:value="11.97">
            <text:p>11,97</text:p>
          </table:table-cell>
        </table:table-row>
        <table:table-row table:style-name="ro2">
          <table:table-cell office:value-type="float" office:value="17.12">
            <text:p>17,12</text:p>
          </table:table-cell>
          <table:table-cell office:value-type="float" office:value="18.14">
            <text:p>18,14</text:p>
          </table:table-cell>
          <table:table-cell office:value-type="float" office:value="11.97">
            <text:p>11,97</text:p>
          </table:table-cell>
        </table:table-row>
        <table:table-row table:style-name="ro2">
          <table:table-cell office:value-type="float" office:value="17.02">
            <text:p>17,02</text:p>
          </table:table-cell>
          <table:table-cell office:value-type="float" office:value="18.05">
            <text:p>18,0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7.91">
            <text:p>17,91</text:p>
          </table:table-cell>
          <table:table-cell office:value-type="float" office:value="11.99">
            <text:p>11,99</text:p>
          </table:table-cell>
        </table:table-row>
        <table:table-row table:style-name="ro2">
          <table:table-cell office:value-type="float" office:value="17.14">
            <text:p>17,14</text:p>
          </table:table-cell>
          <table:table-cell office:value-type="float" office:value="18.13">
            <text:p>18,13</text:p>
          </table:table-cell>
          <table:table-cell office:value-type="float" office:value="11.95">
            <text:p>11,95</text:p>
          </table:table-cell>
        </table:table-row>
        <table:table-row table:style-name="ro2">
          <table:table-cell office:value-type="float" office:value="17.03">
            <text:p>17,03</text:p>
          </table:table-cell>
          <table:table-cell office:value-type="float" office:value="16.51">
            <text:p>16,5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7.93">
            <text:p>17,93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8.54">
            <text:p>18,54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5.19">
            <text:p>15,19</text:p>
          </table:table-cell>
          <table:table-cell office:value-type="float" office:value="16.29">
            <text:p>16,29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6.24">
            <text:p>16,24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29">
            <text:p>16,29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6.9">
            <text:p>16,9</text:p>
          </table:table-cell>
          <table:table-cell office:value-type="float" office:value="16.2">
            <text:p>16,2</text:p>
          </table:table-cell>
          <table:table-cell office:value-type="float" office:value="12.01">
            <text:p>12,01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6.09">
            <text:p>16,09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09">
            <text:p>17,09</text:p>
          </table:table-cell>
          <table:table-cell office:value-type="float" office:value="16.3">
            <text:p>16,3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6.92">
            <text:p>16,92</text:p>
          </table:table-cell>
          <table:table-cell office:value-type="float" office:value="16.19">
            <text:p>16,19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4.3">
            <text:p>14,3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09">
            <text:p>17,09</text:p>
          </table:table-cell>
          <table:table-cell office:value-type="float" office:value="16.27">
            <text:p>16,27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04">
            <text:p>17,04</text:p>
          </table:table-cell>
          <table:table-cell office:value-type="float" office:value="16.19">
            <text:p>16,19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5.26">
            <text:p>15,26</text:p>
          </table:table-cell>
          <table:table-cell office:value-type="float" office:value="16.08">
            <text:p>16,08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27">
            <text:p>16,27</text:p>
          </table:table-cell>
          <table:table-cell office:value-type="float" office:value="11.83">
            <text:p>11,83</text:p>
          </table:table-cell>
        </table:table-row>
        <table:table-row table:style-name="ro2">
          <table:table-cell office:value-type="float" office:value="17.06">
            <text:p>17,06</text:p>
          </table:table-cell>
          <table:table-cell office:value-type="float" office:value="16.16">
            <text:p>16,16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23">
            <text:p>17,23</text:p>
          </table:table-cell>
          <table:table-cell office:value-type="float" office:value="16.08">
            <text:p>16,08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08">
            <text:p>17,08</text:p>
          </table:table-cell>
          <table:table-cell office:value-type="float" office:value="16.28">
            <text:p>16,28</text:p>
          </table:table-cell>
          <table:table-cell office:value-type="float" office:value="11.82">
            <text:p>11,82</text:p>
          </table:table-cell>
        </table:table-row>
        <table:table-row table:style-name="ro2">
          <table:table-cell office:value-type="float" office:value="17.04">
            <text:p>17,04</text:p>
          </table:table-cell>
          <table:table-cell office:value-type="float" office:value="16.16">
            <text:p>16,16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6.08">
            <text:p>16,08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09">
            <text:p>17,09</text:p>
          </table:table-cell>
          <table:table-cell office:value-type="float" office:value="14.58">
            <text:p>14,58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06">
            <text:p>17,06</text:p>
          </table:table-cell>
          <table:table-cell office:value-type="float" office:value="16.15">
            <text:p>16,15</text:p>
          </table:table-cell>
          <table:table-cell office:value-type="float" office:value="11.99">
            <text:p>11,99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6.1">
            <text:p>16,1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5.28">
            <text:p>15,28</text:p>
          </table:table-cell>
          <table:table-cell office:value-type="float" office:value="16.28">
            <text:p>16,28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7">
            <text:p>17,07</text:p>
          </table:table-cell>
          <table:table-cell office:value-type="float" office:value="16.18">
            <text:p>16,18</text:p>
          </table:table-cell>
          <table:table-cell office:value-type="float" office:value="11.95">
            <text:p>11,95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6.09">
            <text:p>16,09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28">
            <text:p>16,28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08">
            <text:p>17,08</text:p>
          </table:table-cell>
          <table:table-cell office:value-type="float" office:value="16.16">
            <text:p>16,16</text:p>
          </table:table-cell>
          <table:table-cell office:value-type="float" office:value="12.55">
            <text:p>12,55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6.1">
            <text:p>16,1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11">
            <text:p>17,11</text:p>
          </table:table-cell>
          <table:table-cell office:value-type="float" office:value="16.28">
            <text:p>16,28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3.63">
            <text:p>13,63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25">
            <text:p>17,25</text:p>
          </table:table-cell>
          <table:table-cell office:value-type="float" office:value="16.13">
            <text:p>16,13</text:p>
          </table:table-cell>
          <table:table-cell office:value-type="float" office:value="11.99">
            <text:p>11,99</text:p>
          </table:table-cell>
        </table:table-row>
        <table:table-row table:style-name="ro2">
          <table:table-cell office:value-type="float" office:value="17.08">
            <text:p>17,08</text:p>
          </table:table-cell>
          <table:table-cell office:value-type="float" office:value="16.28">
            <text:p>16,28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5.82">
            <text:p>15,82</text:p>
          </table:table-cell>
          <table:table-cell office:value-type="float" office:value="16.17">
            <text:p>16,17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6.13">
            <text:p>16,13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34">
            <text:p>16,34</text:p>
          </table:table-cell>
          <table:table-cell office:value-type="float" office:value="11.99">
            <text:p>11,99</text:p>
          </table:table-cell>
        </table:table-row>
        <table:table-row table:style-name="ro2">
          <table:table-cell office:value-type="float" office:value="17.12">
            <text:p>17,12</text:p>
          </table:table-cell>
          <table:table-cell office:value-type="float" office:value="16.19">
            <text:p>16,19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7.26">
            <text:p>17,26</text:p>
          </table:table-cell>
          <table:table-cell office:value-type="float" office:value="16">
            <text:p>16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07">
            <text:p>17,07</text:p>
          </table:table-cell>
          <table:table-cell office:value-type="float" office:value="16.01">
            <text:p>16,01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02">
            <text:p>16,02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23">
            <text:p>17,23</text:p>
          </table:table-cell>
          <table:table-cell office:value-type="float" office:value="13.61">
            <text:p>13,61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7">
            <text:p>17,07</text:p>
          </table:table-cell>
          <table:table-cell office:value-type="float" office:value="16.32">
            <text:p>16,32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13">
            <text:p>17,13</text:p>
          </table:table-cell>
          <table:table-cell office:value-type="float" office:value="16.19">
            <text:p>16,19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5.95">
            <text:p>15,95</text:p>
          </table:table-cell>
          <table:table-cell office:value-type="float" office:value="16.19">
            <text:p>16,19</text:p>
          </table:table-cell>
          <table:table-cell office:value-type="float" office:value="11.93">
            <text:p>11,93</text:p>
          </table:table-cell>
        </table:table-row>
        <table:table-row table:style-name="ro2">
          <table:table-cell office:value-type="float" office:value="17.05">
            <text:p>17,05</text:p>
          </table:table-cell>
          <table:table-cell office:value-type="float" office:value="16.33">
            <text:p>16,33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7.08">
            <text:p>17,08</text:p>
          </table:table-cell>
          <table:table-cell office:value-type="float" office:value="16.2">
            <text:p>16,2</text:p>
          </table:table-cell>
          <table:table-cell office:value-type="float" office:value="11.93">
            <text:p>11,93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6.16">
            <text:p>16,16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4">
            <text:p>17,04</text:p>
          </table:table-cell>
          <table:table-cell office:value-type="float" office:value="16.34">
            <text:p>16,34</text:p>
          </table:table-cell>
          <table:table-cell office:value-type="float" office:value="12.17">
            <text:p>12,17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6.19">
            <text:p>16,19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6.16">
            <text:p>16,16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5">
            <text:p>17,05</text:p>
          </table:table-cell>
          <table:table-cell office:value-type="float" office:value="14.1">
            <text:p>14,1</text:p>
          </table:table-cell>
          <table:table-cell office:value-type="float" office:value="11.83">
            <text:p>11,83</text:p>
          </table:table-cell>
        </table:table-row>
        <table:table-row table:style-name="ro2">
          <table:table-cell office:value-type="float" office:value="17.09">
            <text:p>17,09</text:p>
          </table:table-cell>
          <table:table-cell office:value-type="float" office:value="16.16">
            <text:p>16,16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6.15">
            <text:p>16,15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6.22">
            <text:p>16,22</text:p>
          </table:table-cell>
          <table:table-cell office:value-type="float" office:value="16.3">
            <text:p>16,3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6.63">
            <text:p>16,63</text:p>
          </table:table-cell>
          <table:table-cell office:value-type="float" office:value="16.15">
            <text:p>16,15</text:p>
          </table:table-cell>
          <table:table-cell office:value-type="float" office:value="11.96">
            <text:p>11,96</text:p>
          </table:table-cell>
        </table:table-row>
        <table:table-row table:style-name="ro2">
          <table:table-cell office:value-type="float" office:value="16.9">
            <text:p>16,9</text:p>
          </table:table-cell>
          <table:table-cell office:value-type="float" office:value="16.14">
            <text:p>16,14</text:p>
          </table:table-cell>
          <table:table-cell office:value-type="float" office:value="12.28">
            <text:p>12,28</text:p>
          </table:table-cell>
        </table:table-row>
        <table:table-row table:style-name="ro2">
          <table:table-cell office:value-type="float" office:value="16.92">
            <text:p>16,92</text:p>
          </table:table-cell>
          <table:table-cell office:value-type="float" office:value="16.32">
            <text:p>16,32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6.91">
            <text:p>16,91</text:p>
          </table:table-cell>
          <table:table-cell office:value-type="float" office:value="15.99">
            <text:p>15,99</text:p>
          </table:table-cell>
          <table:table-cell office:value-type="float" office:value="11.93">
            <text:p>11,93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6.17">
            <text:p>16,17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7.01">
            <text:p>17,01</text:p>
          </table:table-cell>
          <table:table-cell office:value-type="float" office:value="16.28">
            <text:p>16,28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office:value-type="float" office:value="14.07">
            <text:p>14,07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6.13">
            <text:p>16,13</text:p>
          </table:table-cell>
          <table:table-cell office:value-type="float" office:value="12.37">
            <text:p>12,37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6.27">
            <text:p>16,27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6.61">
            <text:p>16,61</text:p>
          </table:table-cell>
          <table:table-cell office:value-type="float" office:value="16.15">
            <text:p>16,15</text:p>
          </table:table-cell>
          <table:table-cell office:value-type="float" office:value="11.94">
            <text:p>11,94</text:p>
          </table:table-cell>
        </table:table-row>
        <table:table-row table:style-name="ro2">
          <table:table-cell office:value-type="float" office:value="16.69">
            <text:p>16,69</text:p>
          </table:table-cell>
          <table:table-cell office:value-type="float" office:value="16.12">
            <text:p>16,12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7.04">
            <text:p>17,04</text:p>
          </table:table-cell>
          <table:table-cell office:value-type="float" office:value="16.08">
            <text:p>16,08</text:p>
          </table:table-cell>
          <table:table-cell office:value-type="float" office:value="11.92">
            <text:p>11,92</text:p>
          </table:table-cell>
        </table:table-row>
        <table:table-row table:style-name="ro2">
          <table:table-cell office:value-type="float" office:value="17.16">
            <text:p>17,16</text:p>
          </table:table-cell>
          <table:table-cell office:value-type="float" office:value="16.16">
            <text:p>16,16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6.15">
            <text:p>16,15</text:p>
          </table:table-cell>
          <table:table-cell office:value-type="float" office:value="11.91">
            <text:p>11,91</text:p>
          </table:table-cell>
        </table:table-row>
        <table:table-row table:style-name="ro2">
          <table:table-cell office:value-type="float" office:value="17.02">
            <text:p>17,02</text:p>
          </table:table-cell>
          <table:table-cell office:value-type="float" office:value="16.28">
            <text:p>16,28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12">
            <text:p>17,12</text:p>
          </table:table-cell>
          <table:table-cell office:value-type="float" office:value="16.14">
            <text:p>16,14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3.86">
            <text:p>13,86</text:p>
          </table:table-cell>
          <table:table-cell office:value-type="float" office:value="12.27">
            <text:p>12,27</text:p>
          </table:table-cell>
        </table:table-row>
        <table:table-row table:style-name="ro2">
          <table:table-cell office:value-type="float" office:value="17.02">
            <text:p>17,02</text:p>
          </table:table-cell>
          <table:table-cell office:value-type="float" office:value="16.28">
            <text:p>16,28</text:p>
          </table:table-cell>
          <table:table-cell office:value-type="float" office:value="12.08">
            <text:p>12,08</text:p>
          </table:table-cell>
        </table:table-row>
        <table:table-row table:style-name="ro2">
          <table:table-cell office:value-type="float" office:value="17.15">
            <text:p>17,15</text:p>
          </table:table-cell>
          <table:table-cell office:value-type="float" office:value="16.13">
            <text:p>16,13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6.73">
            <text:p>16,73</text:p>
          </table:table-cell>
          <table:table-cell office:value-type="float" office:value="15.73">
            <text:p>15,73</text:p>
          </table:table-cell>
          <table:table-cell office:value-type="float" office:value="11.83">
            <text:p>11,83</text:p>
          </table:table-cell>
        </table:table-row>
        <table:table-row table:style-name="ro2">
          <table:table-cell office:value-type="float" office:value="16.34">
            <text:p>16,34</text:p>
          </table:table-cell>
          <table:table-cell office:value-type="float" office:value="16.28">
            <text:p>16,28</text:p>
          </table:table-cell>
          <table:table-cell office:value-type="float" office:value="13.12">
            <text:p>13,12</text:p>
          </table:table-cell>
        </table:table-row>
        <table:table-row table:style-name="ro2">
          <table:table-cell office:value-type="float" office:value="17.04">
            <text:p>17,04</text:p>
          </table:table-cell>
          <table:table-cell office:value-type="float" office:value="15.89">
            <text:p>15,89</text:p>
          </table:table-cell>
          <table:table-cell office:value-type="float" office:value="12.46">
            <text:p>12,46</text:p>
          </table:table-cell>
        </table:table-row>
        <table:table-row table:style-name="ro2">
          <table:table-cell office:value-type="float" office:value="17.21">
            <text:p>17,21</text:p>
          </table:table-cell>
          <table:table-cell office:value-type="float" office:value="16">
            <text:p>16</text:p>
          </table:table-cell>
          <table:table-cell office:value-type="float" office:value="11.84">
            <text:p>11,84</text:p>
          </table:table-cell>
        </table:table-row>
        <table:table-row table:style-name="ro2">
          <table:table-cell office:value-type="float" office:value="17.02">
            <text:p>17,02</text:p>
          </table:table-cell>
          <table:table-cell office:value-type="float" office:value="15.99">
            <text:p>15,99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11">
            <text:p>17,11</text:p>
          </table:table-cell>
          <table:table-cell office:value-type="float" office:value="15.94">
            <text:p>15,94</text:p>
          </table:table-cell>
          <table:table-cell office:value-type="float" office:value="12.11">
            <text:p>12,11</text:p>
          </table:table-cell>
        </table:table-row>
        <table:table-row table:style-name="ro2">
          <table:table-cell office:value-type="float" office:value="17.32">
            <text:p>17,32</text:p>
          </table:table-cell>
          <table:table-cell office:value-type="float" office:value="16.16">
            <text:p>16,16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01">
            <text:p>17,01</text:p>
          </table:table-cell>
          <table:table-cell office:value-type="float" office:value="14.1">
            <text:p>14,1</text:p>
          </table:table-cell>
          <table:table-cell office:value-type="float" office:value="11.89">
            <text:p>11,89</text:p>
          </table:table-cell>
        </table:table-row>
        <table:table-row table:style-name="ro2">
          <table:table-cell office:value-type="float" office:value="16.93">
            <text:p>16,93</text:p>
          </table:table-cell>
          <table:table-cell office:value-type="float" office:value="16.14">
            <text:p>16,14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6.93">
            <text:p>16,93</text:p>
          </table:table-cell>
          <table:table-cell office:value-type="float" office:value="16.15">
            <text:p>16,15</text:p>
          </table:table-cell>
          <table:table-cell office:value-type="float" office:value="12.11">
            <text:p>12,11</text:p>
          </table:table-cell>
        </table:table-row>
        <table:table-row table:style-name="ro2">
          <table:table-cell office:value-type="float" office:value="16.76">
            <text:p>16,76</text:p>
          </table:table-cell>
          <table:table-cell office:value-type="float" office:value="16.28">
            <text:p>16,28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16.37">
            <text:p>16,37</text:p>
          </table:table-cell>
          <table:table-cell office:value-type="float" office:value="16.14">
            <text:p>16,14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24">
            <text:p>17,24</text:p>
          </table:table-cell>
          <table:table-cell office:value-type="float" office:value="16.15">
            <text:p>16,15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6.99">
            <text:p>16,99</text:p>
          </table:table-cell>
          <table:table-cell office:value-type="float" office:value="16.3">
            <text:p>16,3</text:p>
          </table:table-cell>
          <table:table-cell office:value-type="float" office:value="11.87">
            <text:p>11,87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office:value-type="float" office:value="16.13">
            <text:p>16,13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6.17">
            <text:p>16,17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6.98">
            <text:p>16,98</text:p>
          </table:table-cell>
          <table:table-cell office:value-type="float" office:value="16.31">
            <text:p>16,31</text:p>
          </table:table-cell>
          <table:table-cell office:value-type="float" office:value="11.88">
            <text:p>11,88</text:p>
          </table:table-cell>
        </table:table-row>
        <table:table-row table:style-name="ro2">
          <table:table-cell office:value-type="float" office:value="17.17">
            <text:p>17,17</text:p>
          </table:table-cell>
          <table:table-cell office:value-type="float" office:value="14.16">
            <text:p>14,16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.22">
            <text:p>17,22</text:p>
          </table:table-cell>
          <table:table-cell office:value-type="float" office:value="16.15">
            <text:p>16,15</text:p>
          </table:table-cell>
          <table:table-cell office:value-type="float" office:value="11.86">
            <text:p>11,8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.3">
            <text:p>16,3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7.17">
            <text:p>17,17</text:p>
          </table:table-cell>
          <table:table-cell office:value-type="float" office:value="16.13">
            <text:p>16,13</text:p>
          </table:table-cell>
          <table:table-cell office:value-type="float" office:value="11.85">
            <text:p>11,85</text:p>
          </table:table-cell>
        </table:table-row>
        <table:table-row table:style-name="ro2">
          <table:table-cell office:value-type="float" office:value="15.89">
            <text:p>15,89</text:p>
          </table:table-cell>
          <table:table-cell office:value-type="float" office:value="16.18">
            <text:p>16,18</text:p>
          </table:table-cell>
          <table:table-cell office:value-type="float" office:value="11.83">
            <text:p>11,83</text:p>
          </table:table-cell>
        </table:table-row>
        <table:table-row table:style-name="ro2" table:number-rows-repeated="104845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5-28T10:11:25</dc:date>
    <meta:generator>LibreOffice/3.6$Linux_X86_64 LibreOffice_project/360m1$Build-304</meta:generator>
    <meta:editing-duration>P0D</meta:editing-duration>
    <meta:editing-cycles>1</meta:editing-cycles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9cm" svg:height="8.995cm" xlink:href=".." xlink:type="simple" chart:class="chart:line" chart:style-name="ch1">
        <chart:legend chart:legend-position="end" svg:x="21.234cm" svg:y="3.7cm" style:legend-expansion="high" chart:style-name="ch2"/>
        <chart:plot-area chart:style-name="ch3" table:cell-range-address="Feuille1.A1:Feuille1.C122" chart:data-source-has-labels="row" svg:x="1.318cm" svg:y="0.324cm" svg:width="20.143cm" svg:height="8.169cm">
          <chartooo:coordinate-region svg:x="1.939cm" svg:y="0.523cm" svg:width="19.243cm" svg:height="6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122" chart:label-cell-address="Feuille1.A1:Feuille1.A1" chart:class="chart:line">
            <chart:data-point chart:repeated="121"/>
          </chart:series>
          <chart:series chart:style-name="ch8" chart:values-cell-range-address="Feuille1.C2:Feuille1.C122" chart:label-cell-address="Feuille1.C1:Feuille1.C1" chart:class="chart:line">
            <chart:data-point chart:repeated="121"/>
          </chart:series>
          <chart:series chart:style-name="ch9" chart:values-cell-range-address="Feuille1.B2:Feuille1.B122" chart:label-cell-address="Feuille1.B1:Feuille1.B1" chart:class="chart:line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 power</text:p>
                <draw:g>
                  <svg:desc>Feuille1.A1:Feuille1.A1</svg:desc>
                </draw:g>
              </table:table-cell>
              <table:table-cell office:value-type="string">
                <text:p>RW power</text:p>
                <draw:g>
                  <svg:desc>Feuille1.C1:Feuille1.C1</svg:desc>
                </draw:g>
              </table:table-cell>
              <table:table-cell office:value-type="string">
                <text:p>Ro+Hdparm power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4">
                <text:p>17.24</text:p>
                <draw:g>
                  <svg:desc>Feuille1.A2:Feuille1.A122</svg:desc>
                </draw:g>
              </table:table-cell>
              <table:table-cell office:value-type="float" office:value="11.84">
                <text:p>11.84</text:p>
                <draw:g>
                  <svg:desc>Feuille1.C2:Feuille1.C122</svg:desc>
                </draw:g>
              </table:table-cell>
              <table:table-cell office:value-type="float" office:value="17.84">
                <text:p>17.84</text:p>
                <draw:g>
                  <svg:desc>Feuille1.B2:Feuille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1">
                <text:p>17.11</text:p>
              </table:table-cell>
              <table:table-cell office:value-type="float" office:value="11.9">
                <text:p>11.9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05">
                <text:p>17.05</text:p>
              </table:table-cell>
              <table:table-cell office:value-type="float" office:value="11.93">
                <text:p>11.9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1">
                <text:p>17.21</text:p>
              </table:table-cell>
              <table:table-cell office:value-type="float" office:value="11.87">
                <text:p>11.8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">
                <text:p>17.11</text:p>
              </table:table-cell>
              <table:table-cell office:value-type="float" office:value="11.87">
                <text:p>11.87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08">
                <text:p>17.08</text:p>
              </table:table-cell>
              <table:table-cell office:value-type="float" office:value="11.89">
                <text:p>11.89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38">
                <text:p>17.38</text:p>
              </table:table-cell>
              <table:table-cell office:value-type="float" office:value="12.28">
                <text:p>12.28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9">
                <text:p>17.19</text:p>
              </table:table-cell>
              <table:table-cell office:value-type="float" office:value="11.86">
                <text:p>11.86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12">
                <text:p>17.12</text:p>
              </table:table-cell>
              <table:table-cell office:value-type="float" office:value="11.91">
                <text:p>11.91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8">
                <text:p>15.08</text:p>
              </table:table-cell>
              <table:table-cell office:value-type="float" office:value="11.87">
                <text:p>11.87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27">
                <text:p>17.27</text:p>
              </table:table-cell>
              <table:table-cell office:value-type="float" office:value="12.09">
                <text:p>12.0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12">
                <text:p>17.12</text:p>
              </table:table-cell>
              <table:table-cell office:value-type="float" office:value="11.95">
                <text:p>11.95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4">
                <text:p>18.4</text:p>
              </table:table-cell>
              <table:table-cell office:value-type="float" office:value="11.92">
                <text:p>11.92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13">
                <text:p>17.13</text:p>
              </table:table-cell>
              <table:table-cell office:value-type="float" office:value="11.93">
                <text:p>11.93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.98">
                <text:p>11.9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23">
                <text:p>17.23</text:p>
              </table:table-cell>
              <table:table-cell office:value-type="float" office:value="11.92">
                <text:p>11.92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14">
                <text:p>17.14</text:p>
              </table:table-cell>
              <table:table-cell office:value-type="float" office:value="11.95">
                <text:p>11.95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.94">
                <text:p>11.94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22">
                <text:p>17.22</text:p>
              </table:table-cell>
              <table:table-cell office:value-type="float" office:value="11.94">
                <text:p>11.94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3">
                <text:p>15.23</text:p>
              </table:table-cell>
              <table:table-cell office:value-type="float" office:value="12.08">
                <text:p>12.0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03">
                <text:p>17.03</text:p>
              </table:table-cell>
              <table:table-cell office:value-type="float" office:value="12">
                <text:p>1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2">
                <text:p>17.2</text:p>
              </table:table-cell>
              <table:table-cell office:value-type="float" office:value="11.97">
                <text:p>11.97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12">
                <text:p>17.12</text:p>
              </table:table-cell>
              <table:table-cell office:value-type="float" office:value="11.97">
                <text:p>11.97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02">
                <text:p>17.02</text:p>
              </table:table-cell>
              <table:table-cell office:value-type="float" office:value="12">
                <text:p>1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21">
                <text:p>17.21</text:p>
              </table:table-cell>
              <table:table-cell office:value-type="float" office:value="11.99">
                <text:p>11.99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14">
                <text:p>17.14</text:p>
              </table:table-cell>
              <table:table-cell office:value-type="float" office:value="11.95">
                <text:p>11.95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03">
                <text:p>17.03</text:p>
              </table:table-cell>
              <table:table-cell office:value-type="float" office:value="12">
                <text:p>12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21">
                <text:p>17.21</text:p>
              </table:table-cell>
              <table:table-cell office:value-type="float" office:value="11.92">
                <text:p>11.92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">
                <text:p>17.1</text:p>
              </table:table-cell>
              <table:table-cell office:value-type="float" office:value="11.9">
                <text:p>11.9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19">
                <text:p>15.19</text:p>
              </table:table-cell>
              <table:table-cell office:value-type="float" office:value="11.92">
                <text:p>11.92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2">
                <text:p>17.2</text:p>
              </table:table-cell>
              <table:table-cell office:value-type="float" office:value="11.88">
                <text:p>11.88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1.89">
                <text:p>11.89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9">
                <text:p>16.9</text:p>
              </table:table-cell>
              <table:table-cell office:value-type="float" office:value="12.01">
                <text:p>12.0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21">
                <text:p>17.21</text:p>
              </table:table-cell>
              <table:table-cell office:value-type="float" office:value="11.92">
                <text:p>11.92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9">
                <text:p>17.09</text:p>
              </table:table-cell>
              <table:table-cell office:value-type="float" office:value="11.86">
                <text:p>11.8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92">
                <text:p>16.92</text:p>
              </table:table-cell>
              <table:table-cell office:value-type="float" office:value="11.88">
                <text:p>11.88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1">
                <text:p>17.21</text:p>
              </table:table-cell>
              <table:table-cell office:value-type="float" office:value="11.86">
                <text:p>11.8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9">
                <text:p>17.09</text:p>
              </table:table-cell>
              <table:table-cell office:value-type="float" office:value="11.9">
                <text:p>11.9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04">
                <text:p>17.04</text:p>
              </table:table-cell>
              <table:table-cell office:value-type="float" office:value="11.89">
                <text:p>11.89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6">
                <text:p>15.26</text:p>
              </table:table-cell>
              <table:table-cell office:value-type="float" office:value="11.85">
                <text:p>11.85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1">
                <text:p>17.1</text:p>
              </table:table-cell>
              <table:table-cell office:value-type="float" office:value="11.83">
                <text:p>11.83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06">
                <text:p>17.06</text:p>
              </table:table-cell>
              <table:table-cell office:value-type="float" office:value="11.92">
                <text:p>11.92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23">
                <text:p>17.23</text:p>
              </table:table-cell>
              <table:table-cell office:value-type="float" office:value="11.84">
                <text:p>11.84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08">
                <text:p>17.08</text:p>
              </table:table-cell>
              <table:table-cell office:value-type="float" office:value="11.82">
                <text:p>11.82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04">
                <text:p>17.04</text:p>
              </table:table-cell>
              <table:table-cell office:value-type="float" office:value="11.9">
                <text:p>11.9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1">
                <text:p>17.21</text:p>
              </table:table-cell>
              <table:table-cell office:value-type="float" office:value="11.86">
                <text:p>11.86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9">
                <text:p>17.09</text:p>
              </table:table-cell>
              <table:table-cell office:value-type="float" office:value="11.86">
                <text:p>11.8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06">
                <text:p>17.06</text:p>
              </table:table-cell>
              <table:table-cell office:value-type="float" office:value="11.99">
                <text:p>11.99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1">
                <text:p>17.21</text:p>
              </table:table-cell>
              <table:table-cell office:value-type="float" office:value="11.85">
                <text:p>11.8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8">
                <text:p>15.28</text:p>
              </table:table-cell>
              <table:table-cell office:value-type="float" office:value="11.87">
                <text:p>11.87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07">
                <text:p>17.07</text:p>
              </table:table-cell>
              <table:table-cell office:value-type="float" office:value="11.95">
                <text:p>11.9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4">
                <text:p>17.24</text:p>
              </table:table-cell>
              <table:table-cell office:value-type="float" office:value="11.84">
                <text:p>11.8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">
                <text:p>17.1</text:p>
              </table:table-cell>
              <table:table-cell office:value-type="float" office:value="11.85">
                <text:p>11.85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08">
                <text:p>17.08</text:p>
              </table:table-cell>
              <table:table-cell office:value-type="float" office:value="12.55">
                <text:p>12.55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24">
                <text:p>17.24</text:p>
              </table:table-cell>
              <table:table-cell office:value-type="float" office:value="11.84">
                <text:p>11.8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11">
                <text:p>17.11</text:p>
              </table:table-cell>
              <table:table-cell office:value-type="float" office:value="11.86">
                <text:p>11.86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">
                <text:p>17.1</text:p>
              </table:table-cell>
              <table:table-cell office:value-type="float" office:value="11.9">
                <text:p>11.9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25">
                <text:p>17.25</text:p>
              </table:table-cell>
              <table:table-cell office:value-type="float" office:value="11.99">
                <text:p>11.99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08">
                <text:p>17.08</text:p>
              </table:table-cell>
              <table:table-cell office:value-type="float" office:value="11.86">
                <text:p>11.86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82">
                <text:p>15.82</text:p>
              </table:table-cell>
              <table:table-cell office:value-type="float" office:value="11.89">
                <text:p>11.8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24">
                <text:p>17.24</text:p>
              </table:table-cell>
              <table:table-cell office:value-type="float" office:value="11.85">
                <text:p>11.85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11.99">
                <text:p>11.99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12">
                <text:p>17.12</text:p>
              </table:table-cell>
              <table:table-cell office:value-type="float" office:value="11.89">
                <text:p>11.89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26">
                <text:p>17.26</text:p>
              </table:table-cell>
              <table:table-cell office:value-type="float" office:value="11.84">
                <text:p>11.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07">
                <text:p>17.07</text:p>
              </table:table-cell>
              <table:table-cell office:value-type="float" office:value="11.85">
                <text:p>11.85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1">
                <text:p>17.1</text:p>
              </table:table-cell>
              <table:table-cell office:value-type="float" office:value="11.9">
                <text:p>11.9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3">
                <text:p>17.23</text:p>
              </table:table-cell>
              <table:table-cell office:value-type="float" office:value="11.87">
                <text:p>11.87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07">
                <text:p>17.07</text:p>
              </table:table-cell>
              <table:table-cell office:value-type="float" office:value="11.87">
                <text:p>11.87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13">
                <text:p>17.13</text:p>
              </table:table-cell>
              <table:table-cell office:value-type="float" office:value="11.91">
                <text:p>11.9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95">
                <text:p>15.95</text:p>
              </table:table-cell>
              <table:table-cell office:value-type="float" office:value="11.93">
                <text:p>11.93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05">
                <text:p>17.05</text:p>
              </table:table-cell>
              <table:table-cell office:value-type="float" office:value="11.88">
                <text:p>11.8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08">
                <text:p>17.08</text:p>
              </table:table-cell>
              <table:table-cell office:value-type="float" office:value="11.93">
                <text:p>11.9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2">
                <text:p>17.22</text:p>
              </table:table-cell>
              <table:table-cell office:value-type="float" office:value="11.87">
                <text:p>11.87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04">
                <text:p>17.04</text:p>
              </table:table-cell>
              <table:table-cell office:value-type="float" office:value="12.17">
                <text:p>12.17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1">
                <text:p>17.1</text:p>
              </table:table-cell>
              <table:table-cell office:value-type="float" office:value="11.91">
                <text:p>11.9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21">
                <text:p>17.21</text:p>
              </table:table-cell>
              <table:table-cell office:value-type="float" office:value="11.87">
                <text:p>11.87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05">
                <text:p>17.05</text:p>
              </table:table-cell>
              <table:table-cell office:value-type="float" office:value="11.83">
                <text:p>11.8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09">
                <text:p>17.09</text:p>
              </table:table-cell>
              <table:table-cell office:value-type="float" office:value="11.9">
                <text:p>11.9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2">
                <text:p>17.2</text:p>
              </table:table-cell>
              <table:table-cell office:value-type="float" office:value="11.9">
                <text:p>11.9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2">
                <text:p>16.22</text:p>
              </table:table-cell>
              <table:table-cell office:value-type="float" office:value="11.9">
                <text:p>11.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63">
                <text:p>16.63</text:p>
              </table:table-cell>
              <table:table-cell office:value-type="float" office:value="11.96">
                <text:p>11.96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9">
                <text:p>16.9</text:p>
              </table:table-cell>
              <table:table-cell office:value-type="float" office:value="12.28">
                <text:p>12.2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92">
                <text:p>16.92</text:p>
              </table:table-cell>
              <table:table-cell office:value-type="float" office:value="11.9">
                <text:p>11.9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91">
                <text:p>16.91</text:p>
              </table:table-cell>
              <table:table-cell office:value-type="float" office:value="11.93">
                <text:p>11.93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2">
                <text:p>17.2</text:p>
              </table:table-cell>
              <table:table-cell office:value-type="float" office:value="11.89">
                <text:p>11.89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11.89">
                <text:p>11.89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1">
                <text:p>17.1</text:p>
              </table:table-cell>
              <table:table-cell office:value-type="float" office:value="11.92">
                <text:p>11.92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22">
                <text:p>17.22</text:p>
              </table:table-cell>
              <table:table-cell office:value-type="float" office:value="12.37">
                <text:p>12.37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">
                <text:p>17.2</text:p>
              </table:table-cell>
              <table:table-cell office:value-type="float" office:value="11.9">
                <text:p>11.9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61">
                <text:p>16.61</text:p>
              </table:table-cell>
              <table:table-cell office:value-type="float" office:value="11.94">
                <text:p>11.94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69">
                <text:p>16.69</text:p>
              </table:table-cell>
              <table:table-cell office:value-type="float" office:value="11.91">
                <text:p>11.91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04">
                <text:p>17.04</text:p>
              </table:table-cell>
              <table:table-cell office:value-type="float" office:value="11.92">
                <text:p>11.9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16">
                <text:p>17.16</text:p>
              </table:table-cell>
              <table:table-cell office:value-type="float" office:value="11.91">
                <text:p>11.91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24">
                <text:p>17.24</text:p>
              </table:table-cell>
              <table:table-cell office:value-type="float" office:value="11.91">
                <text:p>11.91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02">
                <text:p>17.02</text:p>
              </table:table-cell>
              <table:table-cell office:value-type="float" office:value="11.84">
                <text:p>11.84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12">
                <text:p>17.12</text:p>
              </table:table-cell>
              <table:table-cell office:value-type="float" office:value="11.84">
                <text:p>11.84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22">
                <text:p>17.22</text:p>
              </table:table-cell>
              <table:table-cell office:value-type="float" office:value="12.27">
                <text:p>12.27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02">
                <text:p>17.02</text:p>
              </table:table-cell>
              <table:table-cell office:value-type="float" office:value="12.08">
                <text:p>12.08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15">
                <text:p>17.15</text:p>
              </table:table-cell>
              <table:table-cell office:value-type="float" office:value="11.84">
                <text:p>11.84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73">
                <text:p>16.73</text:p>
              </table:table-cell>
              <table:table-cell office:value-type="float" office:value="11.83">
                <text:p>11.8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34">
                <text:p>16.34</text:p>
              </table:table-cell>
              <table:table-cell office:value-type="float" office:value="13.12">
                <text:p>13.12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04">
                <text:p>17.04</text:p>
              </table:table-cell>
              <table:table-cell office:value-type="float" office:value="12.46">
                <text:p>12.46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21">
                <text:p>17.21</text:p>
              </table:table-cell>
              <table:table-cell office:value-type="float" office:value="11.84">
                <text:p>11.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02">
                <text:p>17.02</text:p>
              </table:table-cell>
              <table:table-cell office:value-type="float" office:value="11.85">
                <text:p>11.8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11">
                <text:p>17.11</text:p>
              </table:table-cell>
              <table:table-cell office:value-type="float" office:value="12.11">
                <text:p>12.1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32">
                <text:p>17.32</text:p>
              </table:table-cell>
              <table:table-cell office:value-type="float" office:value="11.87">
                <text:p>11.87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01">
                <text:p>17.01</text:p>
              </table:table-cell>
              <table:table-cell office:value-type="float" office:value="11.89">
                <text:p>11.8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93">
                <text:p>16.93</text:p>
              </table:table-cell>
              <table:table-cell office:value-type="float" office:value="11.88">
                <text:p>11.8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93">
                <text:p>16.93</text:p>
              </table:table-cell>
              <table:table-cell office:value-type="float" office:value="12.11">
                <text:p>12.11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76">
                <text:p>16.76</text:p>
              </table:table-cell>
              <table:table-cell office:value-type="float" office:value="11.9">
                <text:p>11.9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37">
                <text:p>16.37</text:p>
              </table:table-cell>
              <table:table-cell office:value-type="float" office:value="11.85">
                <text:p>11.8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24">
                <text:p>17.24</text:p>
              </table:table-cell>
              <table:table-cell office:value-type="float" office:value="11.86">
                <text:p>11.86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99">
                <text:p>16.99</text:p>
              </table:table-cell>
              <table:table-cell office:value-type="float" office:value="11.87">
                <text:p>11.8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2">
                <text:p>17.2</text:p>
              </table:table-cell>
              <table:table-cell office:value-type="float" office:value="11.88">
                <text:p>11.88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22">
                <text:p>17.22</text:p>
              </table:table-cell>
              <table:table-cell office:value-type="float" office:value="11.85">
                <text:p>11.85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98">
                <text:p>16.98</text:p>
              </table:table-cell>
              <table:table-cell office:value-type="float" office:value="11.88">
                <text:p>11.88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17">
                <text:p>17.17</text:p>
              </table:table-cell>
              <table:table-cell office:value-type="float" office:value="11.86">
                <text:p>11.86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22">
                <text:p>17.22</text:p>
              </table:table-cell>
              <table:table-cell office:value-type="float" office:value="11.86">
                <text:p>11.86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  <table:table-cell office:value-type="float" office:value="11.85">
                <text:p>11.8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17">
                <text:p>17.17</text:p>
              </table:table-cell>
              <table:table-cell office:value-type="float" office:value="11.85">
                <text:p>11.85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9">
                <text:p>15.89</text:p>
              </table:table-cell>
              <table:table-cell office:value-type="float" office:value="11.83">
                <text:p>11.83</text:p>
              </table:table-cell>
              <table:table-cell office:value-type="float" office:value="16.18">
                <text:p>16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